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2cm" svg:y="0.69c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03cm" svg:y="10.663c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2.461cm" svg:y="20.311c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35cm" svg:y="49.214cm">
            <draw:object draw:notify-on-update-of-ranges="Sheet1.A108:Sheet1.A119 Sheet1.D107:Sheet1.D107 Sheet1.D108:Sheet1.D1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351cm" svg:y="38.855cm">
            <draw:object draw:notify-on-update-of-ranges="Sheet1.A88:Sheet1.A95 Sheet1.D87:Sheet1.D87 Sheet1.D88:Sheet1.D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2.189cm" svg:y="69.257cm">
            <draw:object draw:notify-on-update-of-ranges="Sheet1.A154:Sheet1.A160 Sheet1.D153:Sheet1.D153 Sheet1.D154:Sheet1.D1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9.688cm" svg:y="81.476cm">
            <draw:object draw:notify-on-update-of-ranges="Sheet1.A169:Sheet1.A189 Sheet1.B168:Sheet1.B168 Sheet1.B169:Sheet1.B189 Sheet1.A169:Sheet1.A189 Sheet1.C168:Sheet1.C168 Sheet1.C169:Sheet1.C18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2.605cm" svg:y="30.058cm">
            <draw:object draw:notify-on-update-of-ranges="Sheet1.A68:Sheet1.A74 Sheet1.D67:Sheet1.D67 Sheet1.D68:Sheet1.D7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.999cm" svg:height="8.999cm" svg:x="11.302cm" svg:y="58.953cm">
            <draw:object draw:notify-on-update-of-ranges="Sheet1.A133:Sheet1.A133 Sheet1.A134:Sheet1.A144 Sheet1.D133:Sheet1.D133 Sheet1.D134:Sheet1.D14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376" calcext:value-type="float">
            <text:p>0.7376</text:p>
          </table:table-cell>
          <table:table-cell table:formula="of:=AVERAGE([.B58:.C58])" office:value-type="float" office:value="0.7465" calcext:value-type="float">
            <text:p>0.746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325" calcext:value-type="float">
            <text:p>0.7325</text:p>
          </table:table-cell>
          <table:table-cell table:formula="of:=AVERAGE([.B59:.C59])" office:value-type="float" office:value="0.7311" calcext:value-type="float">
            <text:p>0.731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138" calcext:value-type="float">
            <text:p>0.7138</text:p>
          </table:table-cell>
          <table:table-cell table:formula="of:=AVERAGE([.B60:.C60])" office:value-type="float" office:value="0.71355" calcext:value-type="float">
            <text:p>0.71355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73" calcext:value-type="float">
            <text:p>0.6473</text:p>
          </table:table-cell>
          <table:table-cell table:formula="of:=AVERAGE([.B61:.C61])" office:value-type="float" office:value="0.64495" calcext:value-type="float">
            <text:p>0.64495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072" calcext:value-type="float">
            <text:p>0.1072</text:p>
          </table:table-cell>
          <table:table-cell table:formula="of:=AVERAGE([.B68:.C68])" office:value-type="float" office:value="0.1082" calcext:value-type="float">
            <text:p>0.108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688" calcext:value-type="float">
            <text:p>0.0688</text:p>
          </table:table-cell>
          <table:table-cell table:formula="of:=AVERAGE([.B69:.C69])" office:value-type="float" office:value="0.08185" calcext:value-type="float">
            <text:p>0.0818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71" calcext:value-type="float">
            <text:p>0.1071</text:p>
          </table:table-cell>
          <table:table-cell table:formula="of:=AVERAGE([.B70:.C70])" office:value-type="float" office:value="0.1128" calcext:value-type="float">
            <text:p>0.112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07" calcext:value-type="float">
            <text:p>0.1407</text:p>
          </table:table-cell>
          <table:table-cell table:formula="of:=AVERAGE([.B71:.C71])" office:value-type="float" office:value="0.1527" calcext:value-type="float">
            <text:p>0.152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35" calcext:value-type="float">
            <text:p>0.335</text:p>
          </table:table-cell>
          <table:table-cell table:formula="of:=AVERAGE([.B72:.C72])" office:value-type="float" office:value="0.3226" calcext:value-type="float">
            <text:p>0.322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19" calcext:value-type="float">
            <text:p>0.4119</text:p>
          </table:table-cell>
          <table:table-cell table:formula="of:=AVERAGE([.B73:.C73])" office:value-type="float" office:value="0.43165" calcext:value-type="float">
            <text:p>0.43165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72" calcext:value-type="float">
            <text:p>0.672</text:p>
          </table:table-cell>
          <table:table-cell table:formula="of:=AVERAGE([.B74:.C74])" office:value-type="float" office:value="0.6826" calcext:value-type="float">
            <text:p>0.6826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791" calcext:value-type="float">
            <text:p>0.7791</text:p>
          </table:table-cell>
          <table:table-cell table:formula="of:=AVERAGE([.B88:.C88])" office:value-type="float" office:value="0.77235" calcext:value-type="float">
            <text:p>0.772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.8135</text:p>
          </table:table-cell>
          <table:table-cell table:formula="of:=AVERAGE([.B89:.C89])" office:value-type="float" office:value="0.8135" calcext:value-type="float">
            <text:p>0.81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4" calcext:value-type="float">
            <text:p>0.844</text:p>
          </table:table-cell>
          <table:table-cell table:formula="of:=AVERAGE([.B90:.C90])" office:value-type="float" office:value="0.84485" calcext:value-type="float">
            <text:p>0.844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97" calcext:value-type="float">
            <text:p>0.8497</text:p>
          </table:table-cell>
          <table:table-cell table:formula="of:=AVERAGE([.B91:.C91])" office:value-type="float" office:value="0.85075" calcext:value-type="float">
            <text:p>0.85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58" calcext:value-type="float">
            <text:p>0.8558</text:p>
          </table:table-cell>
          <table:table-cell table:formula="of:=AVERAGE([.B92:.C92])" office:value-type="float" office:value="0.8579" calcext:value-type="float">
            <text:p>0.85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38" calcext:value-type="float">
            <text:p>0.8838</text:p>
          </table:table-cell>
          <table:table-cell table:formula="of:=AVERAGE([.B93:.C93])" office:value-type="float" office:value="0.88135" calcext:value-type="float">
            <text:p>0.88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3" calcext:value-type="float">
            <text:p>0.9043</text:p>
          </table:table-cell>
          <table:table-cell table:formula="of:=AVERAGE([.B94:.C94])" office:value-type="float" office:value="0.90365" calcext:value-type="float">
            <text:p>0.9036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5" calcext:value-type="float">
            <text:p>0.9275</text:p>
          </table:table-cell>
          <table:table-cell table:formula="of:=AVERAGE([.B95:.C95])" office:value-type="float" office:value="0.924" calcext:value-type="float">
            <text:p>0.924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135" calcext:value-type="float">
            <text:p>0.1135</text:p>
          </table:table-cell>
          <table:table-cell table:formula="of:=AVERAGE([.B108:.C108])" office:value-type="float" office:value="0.1476" calcext:value-type="float">
            <text:p>0.1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074" calcext:value-type="float">
            <text:p>0.2074</text:p>
          </table:table-cell>
          <table:table-cell table:formula="of:=AVERAGE([.B109:.C109])" office:value-type="float" office:value="0.2446" calcext:value-type="float">
            <text:p>0.24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218" calcext:value-type="float">
            <text:p>0.5218</text:p>
          </table:table-cell>
          <table:table-cell table:formula="of:=AVERAGE([.B110:.C110])" office:value-type="float" office:value="0.4743" calcext:value-type="float">
            <text:p>0.47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197" calcext:value-type="float">
            <text:p>0.5197</text:p>
          </table:table-cell>
          <table:table-cell table:formula="of:=AVERAGE([.B111:.C111])" office:value-type="float" office:value="0.6247" calcext:value-type="float">
            <text:p>0.62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33" calcext:value-type="float">
            <text:p>0.8733</text:p>
          </table:table-cell>
          <table:table-cell table:formula="of:=AVERAGE([.B112:.C112])" office:value-type="float" office:value="0.8719" calcext:value-type="float">
            <text:p>0.87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14" calcext:value-type="float">
            <text:p>0.8714</text:p>
          </table:table-cell>
          <table:table-cell table:formula="of:=AVERAGE([.B113:.C113])" office:value-type="float" office:value="0.87245" calcext:value-type="float">
            <text:p>0.872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4" calcext:value-type="float">
            <text:p>0.8694</text:p>
          </table:table-cell>
          <table:table-cell table:formula="of:=AVERAGE([.B114:.C114])" office:value-type="float" office:value="0.8709" calcext:value-type="float">
            <text:p>0.870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96" calcext:value-type="float">
            <text:p>0.8596</text:p>
          </table:table-cell>
          <table:table-cell table:formula="of:=AVERAGE([.B115:.C115])" office:value-type="float" office:value="0.8584" calcext:value-type="float">
            <text:p>0.858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35" calcext:value-type="float">
            <text:p>0.8535</text:p>
          </table:table-cell>
          <table:table-cell table:formula="of:=AVERAGE([.B116:.C116])" office:value-type="float" office:value="0.8541" calcext:value-type="float">
            <text:p>0.854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.8567</text:p>
          </table:table-cell>
          <table:table-cell table:formula="of:=AVERAGE([.B117:.C117])" office:value-type="float" office:value="0.8567" calcext:value-type="float">
            <text:p>0.85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.8532</text:p>
          </table:table-cell>
          <table:table-cell table:formula="of:=AVERAGE([.B118:.C118])" office:value-type="float" office:value="0.8532" calcext:value-type="float">
            <text:p>0.8532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.8523</text:p>
          </table:table-cell>
          <table:table-cell table:formula="of:=AVERAGE([.B119:.C119])" office:value-type="float" office:value="0.8523" calcext:value-type="float">
            <text:p>0.8523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032" calcext:value-type="float">
            <text:p>0.1032</text:p>
          </table:table-cell>
          <table:table-cell table:formula="of:=AVERAGE([.B134:.C134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2" calcext:value-type="float">
            <text:p>0.1032</text:p>
          </table:table-cell>
          <table:table-cell table:formula="of:=AVERAGE([.B135:.C135])" office:value-type="float" office:value="0.1006" calcext:value-type="float">
            <text:p>0.10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35" calcext:value-type="float">
            <text:p>0.1135</text:p>
          </table:table-cell>
          <table:table-cell table:formula="of:=AVERAGE([.B136:.C136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259" calcext:value-type="float">
            <text:p>0.4259</text:p>
          </table:table-cell>
          <table:table-cell table:formula="of:=AVERAGE([.B137:.C137])" office:value-type="float" office:value="0.4128" calcext:value-type="float">
            <text:p>0.4128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866" calcext:value-type="float">
            <text:p>0.3866</text:p>
          </table:table-cell>
          <table:table-cell table:formula="of:=AVERAGE([.B138:.C138])" office:value-type="float" office:value="0.3515" calcext:value-type="float">
            <text:p>0.351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9309" calcext:value-type="float">
            <text:p>0.9309</text:p>
          </table:table-cell>
          <table:table-cell table:formula="of:=AVERAGE([.B139:.C139])" office:value-type="float" office:value="0.843" calcext:value-type="float">
            <text:p>0.843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6" calcext:value-type="float">
            <text:p>0.906</text:p>
          </table:table-cell>
          <table:table-cell table:formula="of:=AVERAGE([.B140:.C140])" office:value-type="float" office:value="0.90635" calcext:value-type="float">
            <text:p>0.9063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79" calcext:value-type="float">
            <text:p>0.9079</text:p>
          </table:table-cell>
          <table:table-cell table:formula="of:=AVERAGE([.B141:.C141])" office:value-type="float" office:value="0.91255" calcext:value-type="float">
            <text:p>0.9125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76" calcext:value-type="float">
            <text:p>0.9076</text:p>
          </table:table-cell>
          <table:table-cell table:formula="of:=AVERAGE([.B142:.C142])" office:value-type="float" office:value="0.9043" calcext:value-type="float">
            <text:p>0.9043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7" calcext:value-type="float">
            <text:p>0.857</text:p>
          </table:table-cell>
          <table:table-cell table:formula="of:=AVERAGE([.B143:.C143])" office:value-type="float" office:value="0.856" calcext:value-type="float">
            <text:p>0.85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44:.C144])" office:value-type="float" office:value="0" calcext:value-type="float">
            <text:p>0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69" calcext:value-type="float">
            <text:p>0.1069</text:p>
          </table:table-cell>
          <table:table-cell table:formula="of:=AVERAGE([.B154:.C154])" office:value-type="float" office:value="0.1068" calcext:value-type="float">
            <text:p>0.106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29" calcext:value-type="float">
            <text:p>0.1029</text:p>
          </table:table-cell>
          <table:table-cell table:formula="of:=AVERAGE([.B155:.C155])" office:value-type="float" office:value="0.1019" calcext:value-type="float">
            <text:p>0.101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746" calcext:value-type="float">
            <text:p>0.1746</text:p>
          </table:table-cell>
          <table:table-cell table:formula="of:=AVERAGE([.B156:.C156])" office:value-type="float" office:value="0.1466" calcext:value-type="float">
            <text:p>0.146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721" calcext:value-type="float">
            <text:p>0.1721</text:p>
          </table:table-cell>
          <table:table-cell table:formula="of:=AVERAGE([.B157:.C157])" office:value-type="float" office:value="0.16875" calcext:value-type="float">
            <text:p>0.168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92" calcext:value-type="float">
            <text:p>0.4492</text:p>
          </table:table-cell>
          <table:table-cell table:formula="of:=AVERAGE([.B158:.C158])" office:value-type="float" office:value="0.44405" calcext:value-type="float">
            <text:p>0.444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269" calcext:value-type="float">
            <text:p>0.6269</text:p>
          </table:table-cell>
          <table:table-cell table:formula="of:=AVERAGE([.B159:.C159])" office:value-type="float" office:value="0.6367" calcext:value-type="float">
            <text:p>0.636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5" calcext:value-type="float">
            <text:p>0.8785</text:p>
          </table:table-cell>
          <table:table-cell table:formula="of:=AVERAGE([.B160:.C160])" office:value-type="float" office:value="0.8742" calcext:value-type="float">
            <text:p>0.8742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10000 sam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Test se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552" calcext:value-type="float">
            <text:p>0.15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033" calcext:value-type="float">
            <text:p>0.20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3303" calcext:value-type="float">
            <text:p>0.33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167" calcext:value-type="float">
            <text:p>0.616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65" calcext:value-type="float">
            <text:p>0.796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26" calcext:value-type="float">
            <text:p>0.862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934" calcext:value-type="float">
            <text:p>0.8934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83" calcext:value-type="float">
            <text:p>0.8983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92" calcext:value-type="float">
            <text:p>0.8992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57" calcext:value-type="float">
            <text:p>0.9057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091" calcext:value-type="float">
            <text:p>0.9091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28" calcext:value-type="float">
            <text:p>0.9128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131" calcext:value-type="float">
            <text:p>0.9131</text:p>
          </table:table-cell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618" calcext:value-type="float">
            <text:p>0.9618</text:p>
          </table:table-cell>
          <table:table-cell table:style-name="ce3"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141" calcext:value-type="float">
            <text:p>0.9141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78" calcext:value-type="float">
            <text:p>0.9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.00.0000</text:date>, <text:time style:data-style-name="N2" text:time-value="13:13:58.166021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23T13:17:58.287740792</dc:date>
    <meta:editing-duration>P2DT15H10M39S</meta:editing-duration>
    <meta:editing-cycles>31</meta:editing-cycles>
    <meta:document-statistic meta:table-count="1" meta:cell-count="40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Epochs variation</text:p>
        </chart:title>
        <chart:plot-area chart:style-name="ch3" table:cell-range-address="Sheet1.A5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25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51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108:Sheet1.A119 Sheet1.D107:Sheet1.D119" chart:data-source-has-labels="row" svg:x="1.354cm" svg:y="1.316cm" svg:width="14.326cm" svg:height="6.5cm">
          <chartooo:coordinate-region svg:x="2.119cm" svg:y="1.529cm" svg:width="13.136cm" svg:height="5.613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08:Sheet1.D119" chart:label-cell-address="Sheet1.D107:Sheet1.D107" chart:class="chart:scatter">
            <chart:domain table:cell-range-address="Sheet1.A108:Sheet1.A119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07:Sheet1.D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8:Sheet1.A119</svg:desc>
                </draw:g>
              </table:table-cell>
              <table:table-cell office:value-type="float" office:value="0.1476">
                <text:p>0.1476</text:p>
                <draw:g>
                  <svg:desc>Sheet1.D108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Epochs variations</text:p>
        </chart:title>
        <chart:plot-area chart:style-name="ch3" table:cell-range-address="Sheet1.A88:Sheet1.A95 Sheet1.D87:Sheet1.D95" chart:data-source-has-labels="row" svg:x="1.354cm" svg:y="1.316cm" svg:width="14.326cm" svg:height="6.5cm">
          <chartooo:coordinate-region svg:x="2.331cm" svg:y="1.53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88:Sheet1.D95" chart:label-cell-address="Sheet1.D87:Sheet1.D87" chart:class="chart:scatter">
            <chart:domain table:cell-range-address="Sheet1.A88:Sheet1.A9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87:Sheet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8:Sheet1.A95</svg:desc>
                </draw:g>
              </table:table-cell>
              <table:table-cell office:value-type="float" office:value="0.77235">
                <text:p>0.77235</text:p>
                <draw:g>
                  <svg:desc>Sheet1.D88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0365">
                <text:p>0.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924">
                <text:p>0.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Samples variation</text:p>
        </chart:title>
        <chart:plot-area chart:style-name="ch3" table:cell-range-address="Sheet1.A154:Sheet1.A160 Sheet1.D153:Sheet1.D160" chart:data-source-has-labels="row" svg:x="1.354cm" svg:y="1.316cm" svg:width="14.326cm" svg:height="6.5cm">
          <chartooo:coordinate-region svg:x="2.119cm" svg:y="1.529cm" svg:width="13.031cm" svg:height="5.613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54:Sheet1.D160" chart:label-cell-address="Sheet1.D153:Sheet1.D153" chart:class="chart:scatter">
            <chart:domain table:cell-range-address="Sheet1.A154:Sheet1.A16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53:Sheet1.D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54:Sheet1.A160</svg:desc>
                </draw:g>
              </table:table-cell>
              <table:table-cell office:value-type="float" office:value="0.1068">
                <text:p>0.1068</text:p>
                <draw:g>
                  <svg:desc>Sheet1.D154:Sheet1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8742">
                <text:p>0.8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04cm" svg:y="0.315cm" chart:style-name="ch2">
          <text:p>Overfitting</text:p>
        </chart:title>
        <chart:legend chart:legend-position="end" svg:x="13.265cm" svg:y="3.925cm" style:legend-expansion="high" chart:style-name="ch3"/>
        <chart:plot-area chart:style-name="ch4" table:cell-range-address="Sheet1.A169:Sheet1.C189 Sheet1.B168:Sheet1.C168" chart:data-source-has-labels="row" svg:x="1.354cm" svg:y="1.316cm" svg:width="11.591cm" svg:height="6.5cm">
          <chartooo:coordinate-region svg:x="2.119cm" svg:y="1.53cm" svg:width="10.401cm" svg:height="5.612cm"/>
          <chart:axis chart:dimension="x" chart:name="primary-x" chart:style-name="ch5">
            <chart:title svg:x="6.306cm" svg:y="7.997cm" chart:style-name="ch6">
              <text:p>Epochs [n]</text:p>
            </chart:title>
          </chart:axis>
          <chart:axis chart:dimension="y" chart:name="primary-y" chart:style-name="ch5">
            <chart:title svg:x="0.451cm" svg:y="5.621cm" chart:style-name="ch7">
              <text:p>Accuracy [%]</text:p>
            </chart:title>
            <chart:grid chart:style-name="ch8" chart:class="major"/>
          </chart:axis>
          <chart:series chart:style-name="ch9" chart:values-cell-range-address="Sheet1.B169:Sheet1.B189" chart:label-cell-address="Sheet1.B168:Sheet1.B168" chart:class="chart:scatter">
            <chart:domain table:cell-range-address="Sheet1.A169:Sheet1.A189"/>
            <chart:data-point chart:repeated="21"/>
          </chart:series>
          <chart:series chart:style-name="ch10" chart:values-cell-range-address="Sheet1.C169:Sheet1.C189" chart:label-cell-address="Sheet1.C168:Sheet1.C168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et</text:p>
                <draw:g>
                  <svg:desc>Sheet1.B168:Sheet1.B168</svg:desc>
                </draw:g>
              </table:table-cell>
              <table:table-cell office:value-type="string">
                <text:p>Test set</text:p>
                <draw:g>
                  <svg:desc>Sheet1.C168:Sheet1.C1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9:Sheet1.A189</svg:desc>
                </draw:g>
              </table:table-cell>
              <table:table-cell office:value-type="float" office:value="0.1299">
                <text:p>0.1299</text:p>
                <draw:g>
                  <svg:desc>Sheet1.B169:Sheet1.B189</svg:desc>
                </draw:g>
              </table:table-cell>
              <table:table-cell office:value-type="float" office:value="0.1552">
                <text:p>0.1552</text:p>
                <draw:g>
                  <svg:desc>Sheet1.C169:Sheet1.C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75">
                <text:p>0.157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88">
                <text:p>0.2188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56">
                <text:p>0.5756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836">
                <text:p>0.78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494">
                <text:p>0.8494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873">
                <text:p>0.88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8991">
                <text:p>0.8991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899">
                <text:p>0.899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913">
                <text:p>0.913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5">
                <text:p>0.915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9249">
                <text:p>0.924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0.9353">
                <text:p>0.9353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9439">
                <text:p>0.9439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49">
                <text:p>0.9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9528">
                <text:p>0.9528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0.9539">
                <text:p>0.95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9618">
                <text:p>0.9618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">
                <text:p>3500</text:p>
              </table:table-cell>
              <table:table-cell office:value-type="float" office:value="0.9661">
                <text:p>0.966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9674">
                <text:p>0.96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9635">
                <text:p>0.9635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133:Sheet1.A144 Sheet1.D133:Sheet1.D144" chart:data-source-has-labels="row" svg:x="1.354cm" svg:y="1.316cm" svg:width="14.326cm" svg:height="6.5cm">
          <chartooo:coordinate-region svg:x="2.119cm" svg:y="1.529cm" svg:width="13.302cm" svg:height="5.613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34:Sheet1.D144" chart:label-cell-address="Sheet1.D133:Sheet1.D133" chart:class="chart:scatter">
            <chart:domain table:cell-range-address="Sheet1.A134:Sheet1.A144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33:Sheet1.D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134:Sheet1.A144</svg:desc>
                </draw:g>
              </table:table-cell>
              <table:table-cell office:value-type="float" office:value="0.10835">
                <text:p>0.10835</text:p>
                <draw:g>
                  <svg:desc>Sheet1.D134:Sheet1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0835">
                <text:p>0.1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90635">
                <text:p>0.90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91255">
                <text:p>0.9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9043">
                <text:p>0.9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Sample variation</text:p>
        </chart:title>
        <chart:plot-area chart:style-name="ch3" table:cell-range-address="Sheet1.A68:Sheet1.A74 Sheet1.D67:Sheet1.D74" chart:data-source-has-labels="row" svg:x="1.354cm" svg:y="1.316cm" svg:width="14.326cm" svg:height="6.5cm">
          <chartooo:coordinate-region svg:x="2.119cm" svg:y="1.53cm" svg:width="13.031cm" svg:height="5.612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68:Sheet1.D74" chart:label-cell-address="Sheet1.D67:Sheet1.D67" chart:class="chart:scatter">
            <chart:domain table:cell-range-address="Sheet1.A68:Sheet1.A7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67:Sheet1.D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68:Sheet1.A74</svg:desc>
                </draw:g>
              </table:table-cell>
              <table:table-cell office:value-type="float" office:value="0.1082">
                <text:p>0.1082</text:p>
                <draw:g>
                  <svg:desc>Sheet1.D68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8185">
                <text:p>0.0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527">
                <text:p>0.1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3226">
                <text:p>0.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43165">
                <text:p>0.43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6826">
                <text:p>0.68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